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PLACES</text:p>
      <text:p text:style-name="Standard"/>
      <text:p text:style-name="Standard"/>
      <text:p text:style-name="Standard">This is an ODT template document used to generate personalized documents for your customers or suppliers.</text:p>
      <text:p text:style-name="Standard"/>
      <text:p text:style-name="P3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6">mycompany_idprof5 = {mycompany_idprof5}</text:p>
      <text:p text:style-name="P6">mycompany_idprof6 = {mycompany_idprof6}</text:p>
      <text:p text:style-name="P3">mycompany_vatnumber = {mycompany_vatnumber}</text:p>
      <text:p text:style-name="P3">mycompany_note = {mycompany_note}</text:p>
      <text:p text:style-name="P3">...</text:p>
      <text:p text:style-name="P3"/>
      <text:p text:style-name="P4">Place information:</text:p>
      <text:p text:style-name="P2">This is a list of other tags that will be replaced with correct values (tags between {}) :</text:p>
      <text:p text:style-name="P3">object_ref = {object_ref}</text:p>
      <text:p text:style-name="P3">object_lat = {object_lat}</text:p>
      <text:p text:style-name="P3">object_lng = {object_lng}</text:p>
      <text:p text:style-name="P3">object_note_public = {object_note_public}</text:p>
      <text:p text:style-name="P3">object_note_private = {object_note_private}</text:p>
      <text:p text:style-name="P3"/>
      <text:p text:style-name="Standard">...</text:p>
      <text:p text:style-name="Standard"/>
      <text:p text:style-name="P4">User information:</text:p>
      <text:p text:style-name="P5">myuser_lastname = {myuser_lastname}</text:p>
      <text:p text:style-name="P5">myuser_firstname = {myuser_firstname}</text:p>
      <text:p text:style-name="P5">myuser_login = {myuser_login}</text:p>
      <text:p text:style-name="P5">myuser_email = {myuser_email}</text:p>
      <text:p text:style-name="P5">...</text:p>
      <text:p text:style-name="P7"/>
      <text:p text:style-name="Standard"/>
      <text:p text:style-name="Standard"/>
      <text:p text:style-name="Standard">For complete list of available tags, see on user documentation about using ODT templates on wiki:</text:p>
      <text:p text:style-name="Standard"><text:a xlink:type="simple" xlink:href="http://wiki.dolibarr.org/index.php/Create_an_ODT_document_template">http://wiki.dolibarr.org/index.php/Create_an_ODT_document_templa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7S</meta:editing-duration>
    <meta:editing-cycles>43</meta:editing-cycles>
    <meta:generator>LibreOffice/3.5$Linux_x86 LibreOffice_project/350m1$Build-2</meta:generator>
    <dc:date>2014-06-24T13:17:10</dc:date>
    <meta:document-statistic meta:table-count="0" meta:image-count="0" meta:object-count="0" meta:page-count="1" meta:paragraph-count="45" meta:word-count="178" meta:character-count="1729" meta:non-whitespace-character-count="1595"/>
    <meta:user-defined meta:name="Info 1"/>
    <meta:user-defined meta:name="Info 2"/>
    <meta:user-defined meta:name="Info 3"/>
    <meta:user-defined meta:name="Info 4"/>
  </office:meta>
</office:document-meta>
</file>